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6.96cm"/>
    </style:style>
    <style:style style:name="co5" style:family="table-column">
      <style:table-column-properties fo:break-before="auto" style:column-width="5.1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4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color="#2f4f4f" style:font-name="Consolas" fo:font-size="6pt" fo:language="none" fo:country="none" style:font-name-asian="Consolas" style:font-size-asian="6pt" style:language-asian="none" style:country-asian="none" style:font-name-complex="Consolas" style:font-size-complex="6pt" style:language-complex="none" style:country-complex="none"/>
    </style:style>
    <style:style style:name="ce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color="#008000" style:font-name="Consolas" fo:font-size="6pt" fo:language="none" fo:country="none" style:font-name-asian="Consolas" style:font-size-asian="6pt" style:language-asian="none" style:country-asian="none" style:font-name-complex="Consolas" style:font-size-complex="6pt" style:language-complex="none" style:country-complex="none"/>
    </style:style>
    <style:style style:name="ce9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fo:color="#008000" style:font-name="Consolas" fo:font-size="6pt" fo:language="none" fo:country="none" style:font-name-asian="Consolas" style:font-size-asian="6pt" style:language-asian="none" style:country-asian="none" style:font-name-complex="Consolas" style:font-size-complex="6pt" style:language-complex="none" style:country-complex="none"/>
    </style:style>
    <style:style style:name="ce10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style:font-name="Consolas" fo:font-size="8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style:font-name="Consolas" fo:font-size="9.5pt" style:font-name-asian="Consolas" style:font-size-asian="9.5pt" style:font-name-complex="Consolas" style:font-size-complex="9.5pt"/>
    </style:style>
    <style:style style:name="ce15" style:family="table-cell" style:parent-style-name="Default">
      <style:table-cell-properties fo:background-color="#ff4000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style:font-name="Consolas" fo:font-size="8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8" style:family="table-cell" style:parent-style-name="Default">
      <style:table-cell-properties fo:background-color="#81d41a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dbb6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81d41a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dbb6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ff4000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6pt" style:font-size-complex="6pt" fo:color="#008000" style:font-name="Consolas" style:font-name-asian="Consolas" style:font-name-complex="Consolas"/>
    </style:style>
    <style:style style:name="T3" style:family="text">
      <style:text-properties style:font-size-asian="6pt" style:font-size-complex="6pt"/>
    </style:style>
    <style:style style:name="T4" style:family="text">
      <style:text-properties style:font-size-asian="6pt" style:font-size-complex="6pt" style:font-name-asian="Consolas" style:font-name-complex="Consolas"/>
    </style:style>
    <style:style style:name="T5" style:family="text">
      <style:text-properties fo:color="#000000" style:font-name-asian="Consolas" style:font-name-complex="Consolas" style:font-size-asian="9.5pt" style:font-size-complex="9.5pt"/>
    </style:style>
    <style:style style:name="T6" style:family="text">
      <style:text-properties style:font-name-asian="Consolas" style:font-name-complex="Consolas" style:font-size-asian="9.5pt" style:font-size-complex="9.5pt" fo:color="#6f008a"/>
    </style:style>
    <style:style style:name="T7" style:family="text">
      <style:text-properties style:font-name-asian="Consolas" style:font-name-complex="Consolas" style:font-size-asian="9.5pt" style:font-size-complex="9.5pt" fo:color="#000000"/>
    </style:style>
    <style:style style:name="T8" style:family="text">
      <style:text-properties style:font-name-asian="Consolas" style:font-name-complex="Consolas" style:font-size-asian="9.5pt" style:font-size-complex="9.5pt" fo:color="#2f4f4f"/>
    </style:style>
    <style:style style:name="T9" style:family="text">
      <style:text-properties style:font-name-asian="Consolas" style:font-name-complex="Consolas" style:font-size-asian="9.5pt" style:font-size-complex="9.5pt" fo:color="#808080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6f008a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3" style:family="text">
      <style:text-properties style:font-name="Consolas" fo:font-size="9.5pt" style:font-name-asian="Consolas" style:font-name-complex="Consolas" style:font-size-asian="9.5pt" style:font-size-complex="9.5pt" fo:color="#2f4f4f"/>
    </style:style>
    <style:style style:name="T14" style:family="text">
      <style:text-properties style:font-name="Consolas" fo:font-size="9.5pt" style:font-name-asian="Consolas" style:font-name-complex="Consolas" style:font-size-asian="9.5pt" style:font-size-complex="9.5pt" fo:color="#808080"/>
    </style:style>
    <style:style style:name="T15" style:family="text">
      <style:text-properties style:font-name-asian="Consolas" style:font-name-complex="Consolas" style:font-size-asian="9.5pt" style:font-size-complex="9.5pt" fo:color="#2b91af"/>
    </style:style>
    <style:style style:name="T16" style:family="text">
      <style:text-properties style:font-name="Consolas" fo:font-size="9.5pt" style:font-name-asian="Consolas" style:font-name-complex="Consolas" style:font-size-asian="9.5pt" style:font-size-complex="9.5pt" fo:color="#2b91af"/>
    </style:style>
    <style:style style:name="T17" style:family="text">
      <style:text-properties fo:color="#000000" style:font-name="Consolas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6"/>
        <table:table-column table:style-name="co4" table:default-cell-style-name="ce16"/>
        <table:table-column table:style-name="co5" table:default-cell-style-name="ce20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Типы</text:p>
          </table:table-cell>
          <table:table-cell office:value-type="string" calcext:value-type="string">
            <text:p>Конструктор</text:p>
          </table:table-cell>
          <table:table-cell table:style-name="ce11" office:value-type="string" calcext:value-type="string">
            <text:p>SetCurrentValueData</text:p>
          </table:table-cell>
          <table:table-cell table:style-name="ce11" office:value-type="string" calcext:value-type="string">
            <text:p>GetCurrentValueData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span text:style-name="T1">VT_BSTR (</text:span><text:span text:style-name="T2">OLE Automation string)</text:span></text:p>
          </table:table-cell>
          <table:table-cell table:style-name="ce12" office:value-type="string" calcext:value-type="string">
            <text:p><text:span text:style-name="T5">data.restype = </text:span><text:span text:style-name="T6">AcDb</text:span><text:span text:style-name="T7">::</text:span><text:span text:style-name="T8">kDxfXTextString</text:span><text:span text:style-name="T7">;</text:span></text:p>
            <text:p><text:span text:style-name="T5">Data.resval.rstring = </text:span><text:span text:style-name="T6">V_BSTR</text:span><text:span text:style-name="T7">(&amp;</text:span><text:span text:style-name="T9">varData</text:span><text:span text:style-name="T7">);</text:span></text:p>
          </table:table-cell>
          <table:table-cell table:style-name="ce40" office:value-type="string" calcext:value-type="string">
            <text:p><text:span text:style-name="T5">&amp;</text:span><text:span text:style-name="T15">_variant_t</text:span><text:span text:style-name="T7">(data.resval.rstring)</text:span></text:p>
          </table:table-cell>
          <table:table-cell table:style-name="ce21" office:value-type="string" calcext:value-type="string">
            <text:p><text:span text:style-name="T17">XrecordManager::setData</text:span></text:p>
            <text:p>Ncad.exe has triggered a breakpoint.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al</text:p>
          </table:table-cell>
          <table:table-cell table:style-name="ce7" office:value-type="string" calcext:value-type="string">
            <text:p><text:span text:style-name="T1">VT_R8 (</text:span><text:span text:style-name="T2">8 byte real)</text:span></text:p>
          </table:table-cell>
          <table:table-cell table:style-name="ce13" office:value-type="string" calcext:value-type="string">
            <text:p>    data.restype = AcDb::kDxfReal;</text:p>
            <text:p>    data.resval.rreal = V_R8(&amp;varData);</text:p>
          </table:table-cell>
          <table:table-cell table:style-name="ce13" office:value-type="string" calcext:value-type="string">
            <text:p>&amp;_variant_t(data.resval.rreal)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2" office:value-type="string" calcext:value-type="string">
            <text:p>int</text:p>
          </table:table-cell>
          <table:table-cell table:style-name="ce8" office:value-type="string" calcext:value-type="string">
            <text:p><text:span text:style-name="T1">VT_I4 (</text:span><text:span text:style-name="T2">4 byte signed int)</text:span></text:p>
          </table:table-cell>
          <table:table-cell table:style-name="ce13" office:value-type="string" calcext:value-type="string">
            <text:p><text:span text:style-name="T10">data.restype = </text:span><text:span text:style-name="T11">AcDb</text:span><text:span text:style-name="T12">::</text:span><text:span text:style-name="T13">kDxfInt32</text:span><text:span text:style-name="T12">;</text:span></text:p>
            <text:p><text:span text:style-name="T10">Data.resval.rint = </text:span><text:span text:style-name="T11">V_I4</text:span><text:span text:style-name="T12">(&amp;</text:span><text:span text:style-name="T14">varData</text:span><text:span text:style-name="T12">);</text:span></text:p>
          </table:table-cell>
          <table:table-cell table:style-name="ce18" office:value-type="string" calcext:value-type="string">
            <text:p><text:span text:style-name="T10">&amp;</text:span><text:span text:style-name="T16">_variant_t</text:span><text:span text:style-name="T12">(data.resval.rint)</text:span>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3" office:value-type="string" calcext:value-type="string">
            <text:p>long</text:p>
          </table:table-cell>
          <table:table-cell table:style-name="ce9" office:value-type="string" calcext:value-type="string">
            <text:p><text:span text:style-name="T3">VT_UI4 (ULONG</text:span><text:span text:style-name="T4">)</text:span></text:p>
          </table:table-cell>
          <table:table-cell table:style-name="ce14" office:value-type="string" calcext:value-type="string">
            <text:p><text:span text:style-name="T5">data.restype = </text:span><text:span text:style-name="T6">AcDb</text:span><text:span text:style-name="T7">::</text:span><text:span text:style-name="T8">kDxfInt64</text:span><text:span text:style-name="T7">;</text:span></text:p>
            <text:p><text:span text:style-name="T5">Data.resval.rlong = </text:span><text:span text:style-name="T6">V_UI4</text:span><text:span text:style-name="T7">(&amp;</text:span><text:span text:style-name="T9">varData</text:span><text:span text:style-name="T7">);</text:span></text:p>
          </table:table-cell>
          <table:table-cell table:style-name="ce19" office:value-type="string" calcext:value-type="string">
            <text:p><text:span text:style-name="T5">&amp;</text:span><text:span text:style-name="T15">_variant_t</text:span><text:span text:style-name="T7">(data.resval.rlong)</text:span>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bool</text:p>
          </table:table-cell>
          <table:table-cell table:style-name="ce10"/>
          <table:table-cell table:style-name="ce15" table:number-columns-repeated="2"/>
          <table:table-cell table:style-name="ce23" office:value-type="string" calcext:value-type="string">
            <text:p>dxf typ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тличия в наличии «X» в dxf кодах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09:41:01.5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21:44:26.025000000</meta:creation-date>
    <dc:date>2022-11-15T09:47:04.038000000</dc:date>
    <meta:editing-duration>PT46M24S</meta:editing-duration>
    <meta:editing-cycles>11</meta:editing-cycles>
    <meta:generator>LibreOffice/7.3.1.3$Windows_X86_64 LibreOffice_project/a69ca51ded25f3eefd52d7bf9a5fad8c90b87951</meta:generator>
    <meta:document-statistic meta:table-count="1" meta:cell-count="26" meta:object-count="0"/>
  </office:meta>
</office:document-meta>
</file>